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lcdnum_alf_to_C_identified_full -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Basic Block main bb0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b0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  for(i=0; i&lt; n; i++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asic Block main bb1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b1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  for(i=0; i&lt; n; i++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asic Block main bb2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b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      if(i&lt;5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asic Block main bb4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b4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          OUT = num_to_lcd(a);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table:style-name="ce1" office:value-type="string" calcext:value-type="string">
            <text:p>bb4::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          OUT = num_to_lcd(a);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asic Block main bb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b6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    }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main bb7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b7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  for(i=0; i&lt; n; i++){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table:style-name="ce1" office:value-type="string" calcext:value-type="string">
            <text:p>bb7::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  for(i=0; i&lt; n; i++){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table:style-name="ce1" office:value-type="string" calcext:value-type="string">
            <text:p>bb7::2:::1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  for(i=0; i&lt; n; i++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asic Block main bb9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b9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  return 0;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num_to_lcd bb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  switch(a){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num_to_lcd bb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  case 0x00: return 0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1::0:::1</text:p>
          </table:table-cell>
          <table:table-cell office:value-type="string" calcext:value-type="string">
            <text:p>L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  case 0x00: return 0;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num_to_lcd bb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    case 0x01: return 0x24;</text:p>
            <text:p/>
          </table:table-cell>
          <table:table-cell table:number-columns-repeated="4"/>
          <table:table-cell office:value-type="string" calcext:value-type="string">
            <text:p>Tempo pra função</text:p>
          </table:table-cell>
          <table:table-cell/>
          <table:table-cell office:value-type="string" calcext:value-type="string">
            <text:p>Tempo pra função</text:p>
          </table:table-cell>
        </table:table-row>
        <table:table-row table:style-name="ro2">
          <table:table-cell office:value-type="string" calcext:value-type="string">
            <text:p>bb2::0:::1</text:p>
          </table:table-cell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    case 0x01: return 0x24;</text:p>
            <text:p/>
          </table:table-cell>
          <table:table-cell table:number-columns-repeated="4"/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Switch</text:p>
          </table:table-cell>
        </table:table-row>
        <table:table-row table:style-name="ro1">
          <table:table-cell office:value-type="string" calcext:value-type="string">
            <text:p>Basic Block num_to_lcd bb3</text:p>
          </table:table-cell>
          <table:table-cell table:number-columns-repeated="9"/>
          <table:table-cell office:value-type="string" calcext:value-type="string">
            <text:p>Case</text:p>
          </table:table-cell>
        </table:table-row>
        <table:table-row table:style-name="ro2">
          <table:table-cell table:style-name="ce2" office:value-type="string" calcext:value-type="string">
            <text:p>bb3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    case 0x02: return 1+4+8+16+64;</text:p>
            <text:p/>
          </table:table-cell>
          <table:table-cell table:style-name="ce2" table:number-columns-repeated="2"/>
          <table:table-cell table:number-columns-repeated="4"/>
          <table:table-cell office:value-type="string" calcext:value-type="string">
            <text:p>Tempo pro retorno</text:p>
          </table:table-cell>
        </table:table-row>
        <table:table-row table:style-name="ro2">
          <table:table-cell table:style-name="ce2" office:value-type="string" calcext:value-type="string">
            <text:p>bb3::0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    case 0x02: return 1+4+8+16+64;</text:p>
            <text:p/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asic Block num_to_lcd bb4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bb4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    case 0x03: return 1+4+8+32+64;</text:p>
            <text:p/>
          </table:table-cell>
          <table:table-cell table:style-name="ce2" table:number-columns-repeated="2"/>
          <table:table-cell/>
          <table:table-cell office:value-type="string" calcext:value-type="string">
            <text:p>Parece que não importa quantos operandos tem nessa soma. Como são números estáticos o compilador otimiza isso para um único valor. Exemplo ao lado seria por exemplo 93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b4::0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    case 0x03: return 1+4+8+32+64;</text:p>
            <text:p/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asic Block num_to_lcd bb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b5</text:p>
          </table:table-cell>
          <table:table-cell office:value-type="string" calcext:value-type="string">
            <text:p>L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    case 0x04: return 2+4+8+32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5::0:::1</text:p>
          </table:table-cell>
          <table:table-cell office:value-type="string" calcext:value-type="string">
            <text:p>L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    case 0x04: return 2+4+8+32;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num_to_lcd bb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b6</text:p>
          </table:table-cell>
          <table:table-cell office:value-type="string" calcext:value-type="string">
            <text:p>L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    case 0x05: return 1+4+8+16+64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6::0:::1</text:p>
          </table:table-cell>
          <table:table-cell office:value-type="string" calcext:value-type="string">
            <text:p>L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    case 0x05: return 1+4+8+16+64;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num_to_lcd bb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b7</text:p>
          </table:table-cell>
          <table:table-cell office:value-type="string" calcext:value-type="string">
            <text:p>L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    case 0x06: return 1+2+8+16+32+64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7::0:::1</text:p>
          </table:table-cell>
          <table:table-cell office:value-type="string" calcext:value-type="string">
            <text:p>L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    case 0x06: return 1+2+8+16+32+64;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num_to_lcd bb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b8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  case 0x07: return 1+4+32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8::0:::1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  case 0x07: return 1+4+32;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num_to_lcd bb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b9</text:p>
          </table:table-cell>
          <table:table-cell office:value-type="string" calcext:value-type="string">
            <text:p>Li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    case 0x08: return 0x7F;     /* light all */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9::0:::1</text:p>
          </table:table-cell>
          <table:table-cell office:value-type="string" calcext:value-type="string">
            <text:p>Li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    case 0x08: return 0x7F;     /* light all */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num_to_lcd bb1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b10</text:p>
          </table:table-cell>
          <table:table-cell office:value-type="string" calcext:value-type="string">
            <text:p>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    case 0x09: return 0x0F + 32 + 64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10::0:::1</text:p>
          </table:table-cell>
          <table:table-cell office:value-type="string" calcext:value-type="string">
            <text:p>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    case 0x09: return 0x0F + 32 + 64;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num_to_lcd bb1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b11</text:p>
          </table:table-cell>
          <table:table-cell office:value-type="string" calcext:value-type="string">
            <text:p>L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    case 0x0A: return 0x0F + 16 + 32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11::0:::1</text:p>
          </table:table-cell>
          <table:table-cell office:value-type="string" calcext:value-type="string">
            <text:p>L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    case 0x0A: return 0x0F + 16 + 32;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num_to_lcd bb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b12</text:p>
          </table:table-cell>
          <table:table-cell office:value-type="string" calcext:value-type="string">
            <text:p>L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    case 0x0B: return 2+8+16+32+64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12::0:::1</text:p>
          </table:table-cell>
          <table:table-cell office:value-type="string" calcext:value-type="string">
            <text:p>L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    case 0x0B: return 2+8+16+32+64;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num_to_lcd bb1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b13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    case 0x0C: return 1+2+16+64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13::0:::1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    case 0x0C: return 1+2+16+64;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num_to_lcd bb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b14</text:p>
          </table:table-cell>
          <table:table-cell office:value-type="string" calcext:value-type="string">
            <text:p>Li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    case 0x0D: return 4+8+16+32+64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14::0:::1</text:p>
          </table:table-cell>
          <table:table-cell office:value-type="string" calcext:value-type="string">
            <text:p>Li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    case 0x0D: return 4+8+16+32+64;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num_to_lcd bb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b15</text:p>
          </table:table-cell>
          <table:table-cell office:value-type="string" calcext:value-type="string">
            <text:p>L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    case 0x0E: return 1+2+8+16+64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15::0:::1</text:p>
          </table:table-cell>
          <table:table-cell office:value-type="string" calcext:value-type="string">
            <text:p>L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    case 0x0E: return 1+2+8+16+64;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num_to_lcd bb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b16</text:p>
          </table:table-cell>
          <table:table-cell office:value-type="string" calcext:value-type="string">
            <text:p>L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    case 0x0F: return 1+2+8+16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16::0:::1</text:p>
          </table:table-cell>
          <table:table-cell office:value-type="string" calcext:value-type="string">
            <text:p>L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    case 0x0F: return 1+2+8+16;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num_to_lcd bb17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b17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  return 0;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num_to_lcd bb18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b18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}</text:p>
            <text:p/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3-10-31T16:35:56.056000000</dc:date>
    <meta:editing-duration>PT4M2S</meta:editing-duration>
    <meta:editing-cycles>1</meta:editing-cycles>
    <meta:document-statistic meta:table-count="1" meta:cell-count="213" meta:object-count="0"/>
  </office:meta>
</office:document-meta>
</file>